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TakaoPMincho" svg:font-family="TakaoPMincho" style:font-family-generic="roman"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Arial2" svg:font-family="Arial" style:font-adornments="太字" style:font-family-generic="swiss" style:font-pitch="variable"/>
    <style:font-face style:name="IPAPGothic" svg:font-family="IPAPGothic" style:font-family-generic="swiss" style:font-pitch="variable"/>
    <style:font-face style:name="IPAPGothic2" svg:font-family="IPAPGothic" style:font-adornments="太字" style:font-family-generic="swiss" style:font-pitch="variable"/>
    <style:font-face style:name="IPAPGothic1"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paragraph-properties fo:text-align="center" style:justify-single-word="false"/>
      <style:text-properties style:font-name-asian="IPAPGothic"/>
    </style:style>
    <style:style style:name="P6" style:family="paragraph" style:parent-style-name="Text_20_body" style:master-page-name="">
      <style:paragraph-properties fo:text-align="center" style:justify-single-word="false" style:page-number="auto"/>
    </style:style>
    <style:style style:name="P7" style:family="paragraph" style:parent-style-name="Text_20_body" style:list-style-name="L2">
      <style:paragraph-properties fo:margin-left="2.501cm" fo:margin-right="0cm" fo:text-indent="-0.635cm" style:auto-text-indent="false"/>
    </style:style>
    <style:style style:name="T1" style:family="text">
      <style:text-properties style:font-name-asian="IPAPMincho1"/>
    </style:style>
    <style:style style:name="T2" style:family="text">
      <style:text-properties style:font-name="IPAPGothic" fo:font-size="14pt" style:font-name-asian="IPAPGothic" style:font-size-asian="14pt" style:font-size-complex="14pt"/>
    </style:style>
    <style:style style:name="T3" style:family="text">
      <style:text-properties fo:font-size="14pt" style:font-name-asian="IPAPMincho1" style:font-size-asian="14pt" style:font-size-complex="14pt"/>
    </style:style>
    <style:style style:name="T4" style:family="text">
      <style:text-properties fo:font-size="14pt" style:font-name-asian="IPAPGothic" style:font-size-asian="14pt" style:font-size-complex="14pt"/>
    </style:style>
    <style:style style:name="T5" style:family="text">
      <style:text-properties style:font-name-asian="IPAPGothic"/>
    </style:style>
    <style:style style:name="T6" style:family="text">
      <style:text-properties style:text-underline-style="solid" style:text-underline-width="auto" style:text-underline-color="font-color" style:font-name-asian="IPAPMincho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span text:style-name="T2">Reudy1.9でTwitter人工無脳</text:span><text:span text:style-name="T1"></text:span></text:p>
      <text:p text:style-name="P5">−レンタルサーバでここまでできる−</text:p>
      <text:p text:style-name="P1"><text:span text:style-name="T1">高倉　佑輔</text:span></text:p>
      <text:p text:style-name="P1"><text:span text:style-name="T1">takakura.yusuke@gmail.com</text:span></text:p>
      <text:p text:style-name="P1"><text:span text:style-name="T1">（@huideyeren）</text:span></text:p>
      <text:p text:style-name="Text_20_body"><text:span text:style-name="T1"></text:span></text:p>
      <text:p text:style-name="Text_20_body"><text:span text:style-name="T4">はじめに</text:span><text:span text:style-name="T1"></text:span></text:p>
      <text:p text:style-name="Text_20_body"><text:span text:style-name="T1"></text:span></text:p>
      <text:p text:style-name="Text_20_body"><text:span text:style-name="T1">　最近「高倉家」と言えば、世間では３匹（＋1匹）の謎のペンギンが登場してヒロインが「生存戦略」とか叫ぶアニメが大いに話題になっておりますが、私は興味が斜め上に逸れる性格ゆえか、なぜかペンギンつながりでLinuxの技術を頑張る方向に進んでおります。大ブームを巻き起こした某魔法少女アニメでもCMネタで謎の白い液体に興味を持ったり、あげくの果てには登場人物の誰かに海老蔵よろしく灰皿テキーラを飲ませる役の絵をリクエストしたりと妙な方向に進むのはよくあることであります。そのペンギンの出て来るアニメですが、撮り溜め状態でなかなか見ている余裕がないもので。親から早く消してほしいと口酸っぱく言われております。残念ながら我が家のレコーダーはソニー製ですが最新モデルではないため、DLNAもHDD増設もできないのが頭の痛い所です。</text:span></text:p>
      <text:p text:style-name="Text_20_body"><text:span text:style-name="T1"></text:span></text:p>
      <text:p text:style-name="Text_20_body"><text:span text:style-name="T1">　それはそうとして、私は自宅のノートパソコンでもLinux（ubuntu 11.10）を使用しておりますが、Windowsに比べ、Flashの安定性には劣るものの、日常的に使うには不便のないレベルと実感しております。ここまでの話はどうでも良いものですが。</text:span></text:p>
      <text:p text:style-name="Text_20_body"><text:span text:style-name="T1"></text:span></text:p>
      <text:p text:style-name="Text_20_body"><text:span text:style-name="T1">　そんな私が熱を上げているLinuxですが、今回はレンタルサーバを利用して人工無脳と呼ばれる自動的に発言を生成するプログラムを利用してTwitter上に自動Postするシステムを構築してみようと思います。手順等練れていないところもあると思いますが最後までお付き合いいただければ何よりです。</text:span></text:p>
      <text:p text:style-name="Text_20_body"><text:span text:style-name="T1"></text:span></text:p>
      <text:p text:style-name="Text_20_body"><text:span text:style-name="T4">人工無脳とは</text:span><text:span text:style-name="T1"></text:span></text:p>
      <text:p text:style-name="Text_20_body"><text:span text:style-name="T1"></text:span></text:p>
      <text:p text:style-name="Text_20_body"><text:span text:style-name="T1">　そもそも人工無脳とはどういうものでしょうか。人工無脳とは、チャットボットとも呼ばれる、</text:span><text:soft-page-break/><text:span text:style-name="T1">トップダウン的に「人らしさ」のモデルを作り出そうというプログラムのことを指します。プログラムのアプローチとしては、ただ単に決まったワードに反応して適当な対応を返すだけのものから、マルコフ連鎖をもちいるもの、人間同士の会話ログから全自動で学習し、単語を置き換えて人間らしい発言をするものまで様々あります。主な人工無脳プログラムとしてはししゃも、酢鶏、うずら、ARISA等があります。分類からすると、ししゃも、酢鶏はマルコフ連鎖をもちいたもの、ARISAはキーワードに反応するものです。なお、うずらの中身については非公開となっていますし、アルゴリズムも公開されていません。Twitterで、人間だと思っていたアカウントが実は人工無脳だった、ということもよくある話だと聞いています。</text:span></text:p>
      <text:p text:style-name="Text_20_body"><text:span text:style-name="T1"></text:span></text:p>
      <text:p text:style-name="Text_20_body"><text:span text:style-name="T1">　その人工無脳の中で、私が選んだのはReudy（ロイディと読む）というプログラムです。このプログラムは東京工業大学ロボット技術研究会（当時）の市川宙（@gimite）氏によってRubyで書かれたオープンソースのプログラムで、結構面白い発言をしてくれます。メカニズムは</text:span></text:p>
      <text:p text:style-name="Text_20_body"><text:span text:style-name="T1"></text:span></text:p>
      <text:list xml:id="list465882404" text:style-name="L1">
        <text:list-item>
          <text:p text:style-name="P2"><text:span text:style-name="T1">人間同士の会話ログから単語や文脈を学習し</text:span></text:p>
        </text:list-item>
        <text:list-item>
          <text:p text:style-name="P2"><text:span text:style-name="T1">類似するログがあればそれに対する返事をベース発言とし</text:span></text:p>
        </text:list-item>
        <text:list-item>
          <text:p text:style-name="P2"><text:span text:style-name="T1">ベース発言中の単語を相手の発言中の単語に置換して人間らしい会話を生成する</text:span></text:p>
        </text:list-item>
      </text:list>
      <text:p text:style-name="Text_20_body"><text:span text:style-name="T1"></text:span></text:p>
      <text:p text:style-name="Text_20_body"><text:span text:style-name="T1">という感じです。面白いプログラムでしたが、IRCとLingrのチャットにしか対応しておらず、Twitterで使うにはTwitterのIRCインターフェイスを使わなければいけない状態でした。また、Ruby1.9では日本語処理の都合上動かない、という問題点もあります。詳しくは、</text:span></text:p>
      <text:p text:style-name="Text_20_body"><text:span text:style-name="T1"></text:span></text:p>
      <text:p text:style-name="Text_20_body"><text:span text:style-name="T1">http://rogiken.org/SSB/reudy.html</text:span></text:p>
      <text:p text:style-name="Text_20_body"><text:span text:style-name="T1"></text:span></text:p>
      <text:p text:style-name="Text_20_body"><text:span text:style-name="T1">をご覧ください。</text:span></text:p>
      <text:p text:style-name="Text_20_body"><text:span text:style-name="T1"></text:span></text:p>
      <text:p text:style-name="Text_20_body"><text:span text:style-name="T1">　その、ReudyをRuby1.9上で動くよう改変し、Twitter用のインターフェイスを付け加えたものがReudy1.9です。このプログラムはGlass_saga氏によって書かれました。これに関するRubyist Magazineの記事が</text:span></text:p>
      <text:p text:style-name="Text_20_body"><text:span text:style-name="T1"></text:span></text:p>
      <text:p text:style-name="Text_20_body"><text:span text:style-name="T1">http://jp.rubyist.net/magazine/?0035-Reudy</text:span></text:p>
      <text:p text:style-name="Text_20_body"><text:soft-page-break/><text:span text:style-name="T1"></text:span></text:p>
      <text:p text:style-name="Text_20_body"><text:span text:style-name="T1">にあります。改変箇所はエンコーディングやStringの扱い、Twitter対応や設定ファイルのYAML化、日本語形態素分析エンジンのMeCabの利用などです。詳しくはその記事をご覧ください。ソースコードは</text:span></text:p>
      <text:p text:style-name="Text_20_body"><text:span text:style-name="T1"></text:span></text:p>
      <text:p text:style-name="Text_20_body"><text:span text:style-name="T1">https://github.com/Glasssaga/Reudy19</text:span></text:p>
      <text:p text:style-name="Text_20_body"><text:span text:style-name="T1"></text:span></text:p>
      <text:p text:style-name="Text_20_body"><text:span text:style-name="T1">にあります。私は、このプログラムをレンタルサーバでTwitter botとして動かしています。対象のアカウントは「前半分スキンヘッドな男bot」こと@maehanbunです。Twitterではフォローしたユーザのタイムラインを会話の過去ログとして認識する仕様で、ツイートごとに発言を行っていく形になります。</text:span></text:p>
      <text:p text:style-name="Text_20_body"><text:span text:style-name="T1"></text:span></text:p>
      <text:p text:style-name="Text_20_body"><text:span text:style-name="T4">インストールと環境設定</text:span><text:span text:style-name="T1"></text:span></text:p>
      <text:p text:style-name="Text_20_body"><text:span text:style-name="T1"></text:span></text:p>
      <text:p text:style-name="Text_20_body"><text:span text:style-name="T1">　ここからは、実際にインストールした手順を紹介してみようと思います。さて、レンタルサーバですが、私は割安なServersman@VPSのStandardプランを選びました。スペックとしては以下のとおりになります。</text:span></text:p>
      <text:p text:style-name="Text_20_body"><text:span text:style-name="T1"></text:span></text:p>
      <text:list xml:id="list1512480016" text:style-name="L2">
        <text:list-item>
          <text:p text:style-name="P3"><text:span text:style-name="T1">OS：標準はCentOS（5.5）、Debian（5）やubuntu Server（10.04LTS）も選択可能。</text:span></text:p>
        </text:list-item>
        <text:list-item>
          <text:p text:style-name="P7"><text:span text:style-name="T1">しかも32bitと64bitも選択可能。</text:span></text:p>
        </text:list-item>
        <text:list-item>
          <text:p text:style-name="P3"><text:span text:style-name="T1">メモリ：最大2GB</text:span></text:p>
        </text:list-item>
        <text:list-item>
          <text:p text:style-name="P7"><text:span text:style-name="T1">最低保証512MB、保証メモリは最大１GBまで256MB単位で399円/月で追加可能</text:span></text:p>
        </text:list-item>
        <text:list-item>
          <text:p text:style-name="P3"><text:span text:style-name="T1">ハードディスク：30GB</text:span></text:p>
        </text:list-item>
        <text:list-item>
          <text:p text:style-name="P7"><text:span text:style-name="T1">＋10GBで105円/月</text:span></text:p>
        </text:list-item>
        <text:list-item>
          <text:p text:style-name="P3"><text:span text:style-name="T1">標準料金：980円/月</text:span></text:p>
        </text:list-item>
      </text:list>
      <text:p text:style-name="Text_20_body"><text:span text:style-name="T1"></text:span></text:p>
      <text:p text:style-name="Text_20_body"><text:span text:style-name="T1"/></text:p>
      <text:p text:style-name="Text_20_body"><text:span text:style-name="T1"/></text:p>
      <text:p text:style-name="Text_20_body"><text:soft-page-break/><text:span text:style-name="T1"/></text:p>
      <text:p text:style-name="Text_20_body"><text:span text:style-name="T1"/></text:p>
      <text:p text:style-name="Text_20_body"><text:span text:style-name="T1">　OSは標準でCentOSが入っていますが、わざわざubuntuを入れなおしました。CentOSでは、</text:span></text:p>
      <text:p text:style-name="Text_20_body"><text:span text:style-name="T1"></text:span></text:p>
      <text:list xml:id="list113362052" text:style-name="L3">
        <text:list-item>
          <text:p text:style-name="P4"><text:span text:style-name="T1">Serversman@VPS独自のオンラインストレージにアクセスするソフトウェア</text:span></text:p>
        </text:list-item>
        <text:list-item>
          <text:p text:style-name="P4"><text:span text:style-name="T1">Apache（おなじみWebサーバー）</text:span></text:p>
        </text:list-item>
        <text:list-item>
          <text:p text:style-name="P4"><text:span text:style-name="T1">Perl（スクリプト言語）</text:span></text:p>
        </text:list-item>
        <text:list-item>
          <text:p text:style-name="P4"><text:span text:style-name="T1">Yum（パッケージ管理ツール）</text:span></text:p>
        </text:list-item>
        <text:list-item>
          <text:p text:style-name="P4"><text:span text:style-name="T1"></text:span></text:p>
        </text:list-item>
      </text:list>
      <text:p text:style-name="Text_20_body"><text:span text:style-name="T1">のみのシンプルセット以外に様々な用途に応じたセットが選べ、エンジニアセットに至ってはWeb系言語の定番であるPHPのみならずJavaやサーバー管理ツールのBlueOnyxすら付いて来る太っ腹ぶりですが、ubuntuではシンプルセットしか選べません。しかし、パッケージが新しく（CentOS5.5ではPHP5.2系が標準で使えないことが何よりの問題）、また豊富なことがubuntuの特徴で、なにせ、今回Reudy1.9を動かす上で必要になるRuby1.9はCentOSには用意されておらず、1からインストールしなければいけないのが問題です。</text:span></text:p>
      <text:p text:style-name="Text_20_body"><text:span text:style-name="T1"></text:span></text:p>
      <text:p text:style-name="Text_20_body"><text:span text:style-name="T1">　ここからが実際の手順です。なお、参考程度に#はroot権限での操作、$は一般ユーザー権限での操作になります。まず、サーバーが開通したらはじめにすることはパッケージを最新にすることです。インターネットに公開するサーバーだけに、セキュリティは万全にする必要があります。</text:span></text:p>
      <text:p text:style-name="Text_20_body"><text:span text:style-name="T1"></text:span></text:p>
      <text:p text:style-name="Text_20_body"><text:span text:style-name="T1"># apt-get update</text:span></text:p>
      <text:p text:style-name="Text_20_body"><text:span text:style-name="T1"></text:span></text:p>
      <text:p text:style-name="Text_20_body"><text:span text:style-name="T1">　次に、日本語関連ファイルのインストールをする必要があります。Serversman@VPSではインストール直後のubuntu Serverは英語のロケールしかインストールされていませんが、Reudy1.9は日本語プログラムなので、日本語ロケールが必要になります。</text:span></text:p>
      <text:p text:style-name="Text_20_body"><text:span text:style-name="T1"/></text:p>
      <text:p text:style-name="Text_20_body"><text:span text:style-name="T1"># sudo apt-get install language-support-ja</text:span></text:p>
      <text:p text:style-name="Text_20_body"><text:span text:style-name="T1"># sudo dpkg-reconfigure locales</text:span></text:p>
      <text:p text:style-name="Text_20_body"><text:span text:style-name="T1"></text:span></text:p>
      <text:p text:style-name="Text_20_body"><text:soft-page-break/><text:span text:style-name="T1">　で、OSのアップグレードです。Serversman@VPSのubuntuでは、基盤がOpenVZのため、カーネルのアップデートはできないようです。</text:span></text:p>
      <text:p text:style-name="Text_20_body"><text:span text:style-name="T1">（なお、10.10までのアップグレードはできましたが、その先のアップグレードを中止してしまいました。でもなんとか動いているようです）</text:span></text:p>
      <text:p text:style-name="Text_20_body"><text:span text:style-name="T1"/></text:p>
      <text:p text:style-name="Text_20_body"><text:span text:style-name="T1"># sudo apt-get upgrade</text:span></text:p>
      <text:p text:style-name="Text_20_body"><text:span text:style-name="T1"></text:span></text:p>
      <text:p text:style-name="Text_20_body"><text:span text:style-name="T1">　次に今回の目玉となるMeCabをインストールします。これはubuntuのレポジトリにあるパッケージを使用します。</text:span></text:p>
      <text:p text:style-name="Text_20_body"><text:span text:style-name="T1"/></text:p>
      <text:p text:style-name="Text_20_body"><text:span text:style-name="T1"># sudo apt-get install mecab</text:span></text:p>
      <text:p text:style-name="Text_20_body"><text:span text:style-name="T1"></text:span></text:p>
      <text:p text:style-name="Text_20_body"><text:span text:style-name="T1">　で、MeCab開発ファイルのインストールです。これもubuntuのレポジトリにあるパッケージを使用します。</text:span></text:p>
      <text:p text:style-name="Text_20_body"><text:span text:style-name="T1"/></text:p>
      <text:p text:style-name="Text_20_body"><text:span text:style-name="T1"># sudo apt-get install libmecab-dev</text:span></text:p>
      <text:p text:style-name="Text_20_body"><text:span text:style-name="T1"></text:span></text:p>
      <text:p text:style-name="Text_20_body"><text:span text:style-name="T1">　MeCabのIPA辞書については別の場所からダウンロードする必要があります。もしかしたらもうないかもしれません。その時はご容赦ください。</text:span></text:p>
      <text:p text:style-name="Text_20_body"><text:span text:style-name="T1"/></text:p>
      <text:p text:style-name="Text_20_body"><text:span text:style-name="T1"># wget http://archive.ubuntu.com/ubuntu/pool/multiverse/m/mecab-ipadic/mecab-ipadic_2.7.0+20070801-3_all.deb</text:span></text:p>
      <text:p text:style-name="Text_20_body"><text:span text:style-name="T1"></text:span></text:p>
      <text:p text:style-name="Text_20_body"><text:span text:style-name="T1">　で、MeCabのIPA辞書をインストールします。これはダウンロードしたので普通にdpkgを使います。</text:span></text:p>
      <text:p text:style-name="Text_20_body"><text:span text:style-name="T1"/></text:p>
      <text:p text:style-name="Text_20_body"><text:span text:style-name="T1"># dpkg -i mecab-ipadic_2.7.0+20070801-3_all.deb </text:span></text:p>
      <text:p text:style-name="Text_20_body"><text:span text:style-name="T1"></text:span></text:p>
      <text:p text:style-name="Text_20_body"><text:span text:style-name="T1">　その後、MeCabのIPA辞書をUTF-8に変換する必要があります。もともとIPA辞書はEUC-JPしか用意されていないので、ここで変更する必要があるようです。</text:span></text:p>
      <text:p text:style-name="Text_20_body"><text:span text:style-name="T1"/></text:p>
      <text:p text:style-name="Text_20_body"><text:soft-page-break/><text:span text:style-name="T1"># /usr/lib/mecab/mecab-dict-index -d /usr/share/mecab/dic/ipadic -o /var/lib/mecab/dic/ipadic -f euc-jp -t utf-8 -p</text:span></text:p>
      <text:p text:style-name="Text_20_body"><text:span text:style-name="T1"></text:span></text:p>
      <text:p text:style-name="Text_20_body"><text:span text:style-name="T1">　で、makeに必要なのをインストールします。ついでにRuby1.9.1（とかいいながら実際にはそれより新しいバージョン）が入ります。</text:span></text:p>
      <text:p text:style-name="Text_20_body"><text:span text:style-name="T1"/></text:p>
      <text:p text:style-name="Text_20_body"><text:span text:style-name="T1"># sudo apt-get install make g++ ruby1.9.1-full</text:span></text:p>
      <text:p text:style-name="Text_20_body"><text:span text:style-name="T1"></text:span></text:p>
      <text:p text:style-name="Text_20_body"><text:span text:style-name="T1">　次は、ユーザーを作成します。便宜的にユーザー名はhuideyerenのままにしてあります。</text:span></text:p>
      <text:p text:style-name="Text_20_body"><text:span text:style-name="T1"># useradd -m huideyeren -s /bin/bash</text:span></text:p>
      <text:p text:style-name="Text_20_body"><text:span text:style-name="T1"></text:span></text:p>
      <text:p text:style-name="Text_20_body"><text:span text:style-name="T1">　その後に、ここが厄介なRubyバインディングのインストールです。私はソースコードからのインストールが大嫌いで、基本パッケージがある時はそれを使いますが、今回はパッケージがないのでソースコードからコンパイルしてインストールします。</text:span></text:p>
      <text:p text:style-name="Text_20_body"><text:span text:style-name="T1"/></text:p>
      <text:p text:style-name="Text_20_body"><text:span text:style-name="T1"># wget http://jaist.dl.sourceforge.net/sourceforge/mecab/mecab-ruby-0.98.tar.gz</text:span></text:p>
      <text:p text:style-name="Text_20_body"><text:span text:style-name="T1"># tar -xzf mecab-ruby-0.98.tar.gz</text:span></text:p>
      <text:p text:style-name="Text_20_body"><text:span text:style-name="T1"># cd mecab-ruby-0.98</text:span></text:p>
      <text:p text:style-name="Text_20_body"><text:span text:style-name="T1"># ruby1.9.1 extconf.rb</text:span></text:p>
      <text:p text:style-name="Text_20_body"><text:span text:style-name="T1"># make</text:span></text:p>
      <text:p text:style-name="Text_20_body"><text:span text:style-name="T1"># make install</text:span></text:p>
      <text:p text:style-name="Text_20_body"><text:span text:style-name="T1"></text:span></text:p>
      <text:p text:style-name="Text_20_body"><text:span text:style-name="T1">　無事MeCabのRubyバインディングのビルドが通ったら、テストをします。ここでもついてくるプログラムはEUC-JPなので、UTF-8に変換しなければなりません。</text:span></text:p>
      <text:p text:style-name="Text_20_body"><text:span text:style-name="T1"/></text:p>
      <text:p text:style-name="Text_20_body"><text:span text:style-name="T1"># nkf -w8 test.rb &gt; test2.rb</text:span></text:p>
      <text:p text:style-name="Text_20_body"><text:span text:style-name="T1"># ruby1.9.1 ./test2.rb</text:span></text:p>
      <text:p text:style-name="Text_20_body"><text:span text:style-name="T1"></text:span></text:p>
      <text:p text:style-name="Text_20_body"><text:span text:style-name="T1">　次に、gitをインストールします。これもubuntuのレポジトリにあるパッケージを使用しま</text:span><text:soft-page-break/><text:span text:style-name="T1">す。</text:span></text:p>
      <text:p text:style-name="Text_20_body"><text:span text:style-name="T1"/></text:p>
      <text:p text:style-name="Text_20_body"><text:span text:style-name="T1"># sudo apt-get git</text:span></text:p>
      <text:p text:style-name="Text_20_body"><text:span text:style-name="T1"></text:span></text:p>
      <text:p text:style-name="Text_20_body"><text:span text:style-name="T1">　これが終わってやっとユーザでログインします。ついでにパスワード設定もしておくことが必要です。</text:span></text:p>
      <text:p text:style-name="Text_20_body"><text:span text:style-name="T1"></text:span></text:p>
      <text:p text:style-name="Text_20_body"><text:span text:style-name="T1">　gitからreudy1.9のソースコードをダウンロードします。</text:span></text:p>
      <text:p text:style-name="Text_20_body"><text:span text:style-name="T1"/></text:p>
      <text:p text:style-name="Text_20_body"><text:span text:style-name="T1">$ git clone git@github.com:Glasssaga/Reudy19.git</text:span></text:p>
      <text:p text:style-name="Text_20_body"><text:span text:style-name="T1"></text:span></text:p>
      <text:p text:style-name="Text_20_body"><text:span text:style-name="T1">ここで</text:span></text:p>
      <text:p text:style-name="Text_20_body"><text:span text:style-name="T1">Initialized empty Git repository in /home/huideyeren/Reudy19/.git/</text:span></text:p>
      <text:p text:style-name="Text_20_body"><text:span text:style-name="T1">The authenticity of host 'github.com (207.97.227.239)' can't be established.</text:span></text:p>
      <text:p text:style-name="Text_20_body"><text:span text:style-name="T1">RSA key fingerprint is 16:27:ac:a5:76:28:2d:36:63:1b:56:4d:eb:df:a6:48.</text:span></text:p>
      <text:p text:style-name="Text_20_body"><text:span text:style-name="T1">Are you sure you want to continue connecting (yes/no)? yes</text:span></text:p>
      <text:p text:style-name="Text_20_body"><text:span text:style-name="T1">Warning: Permanently added 'github.com,207.97.227.239' (RSA) to the list of known hosts.</text:span></text:p>
      <text:p text:style-name="Text_20_body"><text:span text:style-name="T1">Permission denied (publickey).</text:span></text:p>
      <text:p text:style-name="Text_20_body"><text:span text:style-name="T1">fatal: The remote end hung up unexpectedly</text:span></text:p>
      <text:p text:style-name="Text_20_body"><text:span text:style-name="T1">というエラーが発生しますが、これは暗号鍵をgithubに登録することで切り抜けられました。</text:span></text:p>
      <text:p text:style-name="Text_20_body"><text:span text:style-name="T1"></text:span></text:p>
      <text:p text:style-name="Text_20_body"><text:span text:style-name="T1">　で、またrootに戻って必要なgemパッケージをインストールします。ruby用のTwitterAPIライブラリであるrubytterと、標準入出力の処理をより賢くするためのコマンドラインインターフェースを提供するライブラリのhighlineです。</text:span></text:p>
      <text:p text:style-name="Text_20_body"><text:span text:style-name="T1"/></text:p>
      <text:p text:style-name="Text_20_body"><text:span text:style-name="T1"># gem1.9.1 install rubytter</text:span></text:p>
      <text:p text:style-name="Text_20_body"><text:span text:style-name="T1"># gem1.9.1 install highline</text:span></text:p>
      <text:p text:style-name="Text_20_body"><text:soft-page-break/><text:span text:style-name="T1"></text:span></text:p>
      <text:p text:style-name="Text_20_body"><text:span text:style-name="T1">　ここまで来て標準入出力で動かしてみることができます。ちゃんと応答が返ってくることを確かめてみましょう。</text:span></text:p>
      <text:p text:style-name="Text_20_body"><text:span text:style-name="T1"/></text:p>
      <text:p text:style-name="Text_20_body"><text:span text:style-name="T1">$ ruby1.9.1 ~/Reudy19/stdio_reudy.rb public -m</text:span></text:p>
      <text:p text:style-name="Text_20_body"><text:span text:style-name="T1"></text:span></text:p>
      <text:p text:style-name="Text_20_body"><text:span text:style-name="T1">　たまにバージョンアップがあります。その際は</text:span></text:p>
      <text:p text:style-name="Text_20_body"><text:span text:style-name="T1"/></text:p>
      <text:p text:style-name="Text_20_body"><text:span text:style-name="T1">$ git pull</text:span></text:p>
      <text:p text:style-name="Text_20_body"><text:span text:style-name="T1">　とするとバージョン管理システムによって自動的に更新が行われます。</text:span></text:p>
      <text:p text:style-name="Text_20_body"><text:span text:style-name="T1"></text:span></text:p>
      <text:p text:style-name="Text_20_body"><text:span text:style-name="T1">　TwitterのBotとして動かすには、TwitterのAPI登録を行う必要があります。これは</text:span></text:p>
      <text:p text:style-name="Text_20_body"><text:span text:style-name="T1"></text:span></text:p>
      <text:p text:style-name="Text_20_body"><text:span text:style-name="T1">https://dev.twitter.com/apps/new</text:span></text:p>
      <text:p text:style-name="Text_20_body"><text:span text:style-name="T1"></text:span></text:p>
      <text:p text:style-name="Text_20_body"><text:span text:style-name="T1">で登録できます。で、publicフォルダ内のsetting.yamlにある以下の項目を編集します。</text:span></text:p>
      <text:p text:style-name="Text_20_body"><text:span text:style-name="T1">・:key: TwitterのAPI登録の際に明示されたkey値</text:span></text:p>
      <text:p text:style-name="Text_20_body"><text:span text:style-name="T1">・:secret: TwitterのAPI登録の際に明示されたsecret値</text:span></text:p>
      <text:p text:style-name="Text_20_body"><text:span text:style-name="T1">・:default_mode: 3</text:span></text:p>
      <text:p text:style-name="Text_20_body"><text:span text:style-name="T1">・:nick: ここをbotの名前に編集</text:span></text:p>
      <text:p text:style-name="Text_20_body"><text:span text:style-name="T1">・:nicks: ここもbotの呼び名に編集</text:span></text:p>
      <text:p text:style-name="Text_20_body"><text:span text:style-name="T1">・:respond_to_notice: true（IRC向けの設定項目ですがここも変更しておくとよいでしょう）</text:span></text:p>
      <text:p text:style-name="Text_20_body"><text:span text:style-name="T1">・:speak_with_privmsg: true（ここもIRC向けの設定項目ですが編集しました）</text:span></text:p>
      <text:p text:style-name="Text_20_body"><text:span text:style-name="T1">・:default_mode: 3（デフォルト値は0、3にすると更新頻度数が上がる）</text:span></text:p>
      <text:p text:style-name="Text_20_body"><text:span text:style-name="T1">・:wait_before_speak: 2（デフォルト値は0）</text:span></text:p>
      <text:p text:style-name="Text_20_body"><text:span text:style-name="T1">・:name: ここもbotの名前に編集</text:span></text:p>
      <text:p text:style-name="Text_20_body"><text:span text:style-name="T1"></text:span></text:p>
      <text:p text:style-name="Text_20_body"><text:soft-page-break/><text:span text:style-name="T1">　ここまで来たら実際に動かすのみです。このままコマンドを叩けばReudyのプロセスが起動するはずです。で、1時間に350回というTwitterのAPIの上限回数を迎えると自動的にReudyが落ちてくれるはずです。それまでは発言してくれるでしょう。</text:span></text:p>
      <text:p text:style-name="Text_20_body"><text:span text:style-name="T1">$ ruby1.9.1 ~/Reudy19/twitter_reudy.rb public -m</text:span></text:p>
      <text:p text:style-name="Text_20_body"><text:span text:style-name="T1"></text:span></text:p>
      <text:p text:style-name="Text_20_body"><text:span text:style-name="T1">　万が一Reudyのプロセスが落ちてしまった際のためにcron登録をしましょう。なお、cronでは標準では「LANG=C」になっており、そのまま実行しようとするとエラーになります。コマンド実行時にruby1.9.1の前に 「LANG=ja_JP.UTF-8」を付け加えることで回避できます。そのため、コマンドはこうなります。</text:span></text:p>
      <text:p text:style-name="Text_20_body"><text:span text:style-name="T1">cd /home/huideyeren/Reudy19 &amp;&amp; LANG=ja_JP.UTF-8 ruby1.9.1 /home/huideyeren/Reudy19/twitter_reudy.rb /home/huideyeren/Reudu19/public -m 1&gt;&gt;/home/huideyeren/Reudy.log 2&gt;&gt;/home/huideyeren/Reudy-err.log</text:span></text:p>
      <text:p text:style-name="Text_20_body"><text:span text:style-name="T1"></text:span></text:p>
      <text:p text:style-name="Text_20_body"><text:span text:style-name="T1">　で、完成、というところでしょうか。</text:span></text:p>
      <text:p text:style-name="Text_20_body"><text:span text:style-name="T1"></text:span></text:p>
      <text:p text:style-name="Text_20_body"><text:span text:style-name="T4">終わりに</text:span><text:span text:style-name="T1"></text:span></text:p>
      <text:p text:style-name="Text_20_body"><text:span text:style-name="T1"></text:span></text:p>
      <text:p text:style-name="Text_20_body"><text:span text:style-name="T1">　@maehanbunの現状ですが、私の環境ではMeCabを使用しようとすると英語とかスペイン語とかの文章しかツイートしなくなるようです。また、現在Reudyオリジナルの単語学習エンジンで使用していますが、ただ単に元発言のソースも明らかにせずにリツイートするbotになってしまっています。現に「自分の発言を勝手に使わないでください」という苦情が来たり、大阪府・大阪市選挙のおり、誰かがリツイートしたものを@maehanbunが非公式リツイートしてしまいましたが、元の発言者より@maehanbunのほうが公式リツイートが多く、元の発言者が不思議な気持ちを抱いていたという事象も起こっています。これはフォロワー数が多いためか、「過去ログを読み込み発言に対する回答から単語の置換えを図っていく」というReudyのアルゴリズムでは対応が難しいせいなのかもしれません。もしかしたらTwitterはつぶやきゆえに相手への返答を想定しない一方通行的な発言が多く、なかなか学習できない影響や、フォロワー数が少ないほうが人間同士の会話に見えて学習しやすいという推測から、アルゴリズムを見たほうがいいような気がします。さらに、いつの間にか韓国語のツイートまで非公式リツイートするようになっていました。ログそのままとはいえ、日本語の途中にハングル文字が急に現れたりするかもしれないので、今後の事象についてはくわしく観察していきたいと思います。なにより最大の問題は、アフィリエイトや差別用語など不適切な単語や発言をそのままツイートしてしまうことで、これについてはアルゴリズムの本格的見直しをしなくてはならないことから、次のエンジンの登場に期待しています。もしかしたらHadoopでMapReduceしたほう</text:span><text:soft-page-break/><text:span text:style-name="T1">が効率的に単語を学習できるのではないかと思ってしまうほどです。もしかしたら自然言語処理でHadoopを使ったTwitter botが早く現れないかとか、ニンゲンの作る芸術としての短歌をツイートし、さらにはお題に合わせて短歌を詠み、しまいにはTwitter上でのニンゲンの発言のタイムラインをもとに人の短歌を評価してくれるbotが早く現れないかとわくわくてかてか状態です。</text:span></text:p>
      <text:p text:style-name="Text_20_body"><text:span text:style-name="T1"></text:span></text:p>
      <text:p text:style-name="Text_20_body"><text:span text:style-name="T1">　みなさんもインストールして、ぜひとも</text:span><text:span text:style-name="T6">笑える</text:span><text:span text:style-name="T1">Twitterライフを送れることを祈っております。</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FreeMono1" svg:font-family="FreeMono" style:font-family-generic="modern" style:font-pitch="fixed"/>
    <style:font-face style:name="FreeMono" svg:font-family="FreeMono" style:font-adornments="標準" style:font-family-generic="modern" style:font-pitch="fixed"/>
    <style:font-face style:name="IPAPMincho1" svg:font-family="IPAPMincho" style:font-pitch="variable"/>
    <style:font-face style:name="IPAPMincho" svg:font-family="IPAPMincho" style:font-adornments="標準" style:font-pitch="variable"/>
    <style:font-face style:name="TakaoPMincho" svg:font-family="TakaoPMincho" style:font-family-generic="roman" style:font-pitch="variable"/>
    <style:font-face style:name="Arial1" svg:font-family="Arial" style:font-adornments="Negreta" style:font-family-generic="swiss" style:font-pitch="variable"/>
    <style:font-face style:name="Arial" svg:font-family="Arial" style:font-adornments="Normal" style:font-family-generic="swiss" style:font-pitch="variable"/>
    <style:font-face style:name="Arial2" svg:font-family="Arial" style:font-adornments="太字" style:font-family-generic="swiss" style:font-pitch="variable"/>
    <style:font-face style:name="IPAPGothic" svg:font-family="IPAPGothic" style:font-family-generic="swiss" style:font-pitch="variable"/>
    <style:font-face style:name="IPAPGothic2" svg:font-family="IPAPGothic" style:font-adornments="太字" style:font-family-generic="swiss" style:font-pitch="variable"/>
    <style:font-face style:name="IPAPGothic1" svg:font-family="IPAPGothic" style:font-adornments="標準" style:font-family-generic="swiss" style:font-pitch="variable"/>
    <style:font-face style:name="Lohit Hindi" svg:font-family="'Lohit Hindi'" style:font-family-generic="system" style:font-pitch="variable"/>
    <style:font-face style:name="TakaoPGothic" svg:font-family="TakaoPGothic"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akaoPMincho" fo:font-size="12pt" fo:language="en" fo:country="US" style:letter-kerning="true" style:font-name-asian="TakaoPGothic"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Mono" style:font-name-asian="IPAPMincho" style:font-size-asian="10.5pt"/>
    </style:style>
    <style:style style:name="Heading" style:family="paragraph" style:parent-style-name="Standard" style:next-style-name="Text_20_body" style:class="text">
      <style:paragraph-properties fo:margin-top="0.423cm" fo:margin-bottom="0.212cm" fo:keep-with-next="always"/>
      <style:text-properties style:font-name="FreeMono" fo:font-size="14pt" style:font-name-asian="IPAPGothic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text-properties style:font-name="FreeMono" fo:font-size="9pt" style:font-name-asian="IPAPMincho" style:font-size-asian="9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Arial1" fo:font-size="14pt" fo:font-weight="bold" style:font-name-asian="IPAPGothic2"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style:font-name="Arial2" fo:font-size="115%" fo:font-weight="bold" style:font-name-asian="IPAPGothic2" style:font-size-asian="115%" style:font-weight-asian="bold" style:font-size-complex="115%" style:font-weight-complex="bold"/>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5.101cm" fo:page-height="21.301cm" style:num-format="1" style:print-orientation="portrait" fo:margin-top="2cm" fo:margin-bottom="1cm" fo:margin-left="1.499cm" fo:margin-right="1.499cm" style:shadow="none" fo:background-color="transparent" style:writing-mode="lr-tb" style:layout-grid-color="#c0c0c0" style:layout-grid-lines="31" style:layout-grid-base-height="0.55cm" style:layout-grid-ruby-height="0.035cm" style:layout-grid-mode="none" style:layout-grid-ruby-below="false" style:layout-grid-print="true" style:layout-grid-display="true" style:layout-grid-base-width="0.37cm" style:layout-grid-snap-to="true" style:layout-grid-snap-to-characters="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15T22:08:33</meta:creation-date>
    <meta:editing-duration>PT2M20S</meta:editing-duration>
    <meta:editing-cycles>2</meta:editing-cycles>
    <meta:generator>LibreOffice/3.4$Linux LibreOffice_project/340m1$Build-402</meta:generator>
    <meta:initial-creator>Yusuke Takakura</meta:initial-creator>
    <meta:document-statistic meta:table-count="0" meta:image-count="0" meta:object-count="0" meta:page-count="10" meta:paragraph-count="164" meta:word-count="2501" meta:character-count="7575" meta:non-whitespace-character-count="7344"/>
    <dc:date>2011-12-15T22:26:45</dc:date>
    <dc:creator>Yusuke Takakura</dc:creator>
  </office:meta>
</office:document-meta>
</file>